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text-properties fo:font-size="10pt" officeooo:rsid="0027ec5c" officeooo:paragraph-rsid="0027ec5c" style:font-size-asian="10pt" style:font-size-complex="10pt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16.1000003814697pt" fo:font-weight="bold" officeooo:rsid="00212285" officeooo:paragraph-rsid="00212285" style:font-name-asian="DejaVu Sans" style:font-size-asian="16.1000003814697pt" style:font-weight-asian="bold" style:font-name-complex="DejaVu Sans" style:font-size-complex="16.1000003814697pt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2pt" fo:font-weight="normal" officeooo:rsid="00212285" officeooo:paragraph-rsid="00212285" style:font-name-asian="DejaVu Sans" style:font-size-asian="10.5pt" style:font-weight-asian="normal" style:font-name-complex="DejaVu Sans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  <style:text-properties style:font-name="Arial" fo:font-size="16.1000003814697pt" fo:font-weight="bold" officeooo:rsid="00212285" officeooo:paragraph-rsid="00212285" style:font-name-asian="DejaVu Sans" style:font-size-asian="16.1000003814697pt" style:font-weight-asian="bold" style:font-name-complex="DejaVu Sans" style:font-size-complex="16.1000003814697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2pt" fo:font-weight="normal" officeooo:rsid="00212285" officeooo:paragraph-rsid="00212285" style:font-name-asian="DejaVu Sans" style:font-size-asian="10.5pt" style:font-weight-asian="normal" style:font-name-complex="DejaVu Sans" style:font-size-complex="12pt" style:font-weight-complex="normal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212285" officeooo:paragraph-rsid="00212285" style:font-name-asian="DejaVu Sans" style:font-size-asian="10.5pt" style:font-weight-asian="normal" style:font-name-complex="DejaVu Sans" style:font-size-complex="12pt" style:font-weight-complex="normal"/>
    </style:style>
    <style:style style:name="P8" style:family="paragraph" style:parent-style-name="Text_20_body" style:list-style-name="L2">
      <style:paragraph-properties fo:text-align="justify" style:justify-single-word="false"/>
      <style:text-properties style:font-name="Arial" fo:font-size="12pt" fo:font-weight="normal" officeooo:rsid="00212285" officeooo:paragraph-rsid="00212285" style:font-name-asian="DejaVu Sans" style:font-size-asian="10.5pt" style:font-weight-asian="normal" style:font-name-complex="DejaVu Sans" style:font-size-complex="12pt" style:font-weight-complex="normal"/>
    </style:style>
    <style:style style:name="P9" style:family="paragraph" style:parent-style-name="Text_20_body" style:list-style-name="L3">
      <style:paragraph-properties fo:text-align="justify" style:justify-single-word="false"/>
      <style:text-properties style:font-name="Arial" fo:font-size="12pt" fo:font-weight="normal" officeooo:rsid="00212285" officeooo:paragraph-rsid="00212285" style:font-name-asian="DejaVu Sans" style:font-size-asian="10.5pt" style:font-weight-asian="normal" style:font-name-complex="DejaVu Sans" style:font-size-complex="12pt" style:font-weight-complex="normal"/>
    </style:style>
    <style:style style:name="P10" style:family="paragraph" style:parent-style-name="Text_20_body" style:list-style-name="L4">
      <style:paragraph-properties fo:text-align="justify" style:justify-single-word="false"/>
      <style:text-properties style:font-name="Arial" fo:font-size="12pt" fo:font-weight="normal" officeooo:rsid="00212285" officeooo:paragraph-rsid="00212285" style:font-name-asian="DejaVu Sans" style:font-size-asian="10.5pt" style:font-weight-asian="normal" style:font-name-complex="DejaVu Sans" style:font-size-complex="12pt" style:font-weight-complex="normal"/>
    </style:style>
    <style:style style:name="P11" style:family="paragraph" style:parent-style-name="Text_20_body" style:list-style-name="L5">
      <style:paragraph-properties fo:text-align="justify" style:justify-single-word="false"/>
      <style:text-properties style:font-name="Arial" fo:font-size="12pt" fo:font-weight="normal" officeooo:rsid="00212285" officeooo:paragraph-rsid="00212285" style:font-name-asian="DejaVu Sans" style:font-size-asian="10.5pt" style:font-weight-asian="normal" style:font-name-complex="DejaVu Sans" style:font-size-complex="12pt" style:font-weight-complex="normal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Arial" fo:font-size="12pt" fo:font-weight="normal" officeooo:rsid="0028428f" officeooo:paragraph-rsid="0028428f" style:font-name-asian="DejaVu Sans" style:font-size-asian="10.5pt" style:font-weight-asian="normal" style:font-name-complex="DejaVu Sans" style:font-size-complex="12pt" style:font-weight-complex="normal"/>
    </style:style>
    <style:style style:name="P13" style:family="paragraph" style:parent-style-name="Text_20_body" style:list-style-name="L3">
      <style:paragraph-properties fo:text-align="justify" style:justify-single-word="false"/>
      <style:text-properties style:font-name="Arial" fo:font-size="12pt" fo:font-weight="normal" officeooo:rsid="0028428f" officeooo:paragraph-rsid="0028428f" style:font-name-asian="DejaVu Sans" style:font-size-asian="10.5pt" style:font-weight-asian="normal" style:font-name-complex="DejaVu Sans" style:font-size-complex="12pt" style:font-weight-complex="normal"/>
    </style:style>
    <style:style style:name="T1" style:family="text">
      <style:text-properties officeooo:rsid="00275121"/>
    </style:style>
    <style:style style:name="T2" style:family="text">
      <style:text-properties officeooo:rsid="0028428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EMPREGO DE LS E METACARACTERES</text:h>
      <text:p text:style-name="P4"/>
      <text:p text:style-name="P2">TEORÍA</text:p>
      <text:p text:style-name="P3">? - 1 carácter</text:p>
      <text:p text:style-name="P3">* <text:s/>- 0 ou varios caracteres</text:p>
      <text:p text:style-name="P3">[..] - algún dos caracteres indicados</text:p>
      <text:p text:style-name="P3"/>
      <text:p text:style-name="P2">PRÁCTICA</text:p>
      <text:p text:style-name="P3"/>
      <text:p text:style-name="P3">Executa o seguinte comando nunha soa liña:</text:p>
      <text:p text:style-name="P3">touch /tmp/proba1 /tmp/proba2 /tmp/proba12 /tmp/proba23 /tmp/probA1 /tmp/probA2 /tmp/probA12 /tmp/probA23 </text:p>
      <text:p text:style-name="P3">Que significa?</text:p>
      <text:p text:style-name="P3"/>
      <text:list xml:id="list3940699445" text:style-name="L1">
        <text:list-item>
          <text:p text:style-name="P7">Práctica con ?: 1 carácter</text:p>
        </text:list-item>
      </text:list>
      <text:list xml:id="list318642507" text:style-name="L2">
        <text:list-item>
          <text:p text:style-name="P8">ls /tmp/proba?</text:p>
        </text:list-item>
        <text:list-item>
          <text:p text:style-name="P8">ls /tmp/proba???</text:p>
        </text:list-item>
        <text:list-item>
          <text:p text:style-name="P8">ls /tmp/probA?? </text:p>
        </text:list-item>
        <text:list-item>
          <text:p text:style-name="P8">ls /tmp/probA??? </text:p>
        </text:list-item>
        <text:list-item>
          <text:p text:style-name="P8">ls /tmp/prob?? </text:p>
        </text:list-item>
        <text:list-item>
          <text:p text:style-name="P8">ls /tmp/prob???? </text:p>
        </text:list-item>
        <text:list-item>
          <text:p text:style-name="P8">ls /tmp/?proba1 </text:p>
        </text:list-item>
        <text:list-item>
          <text:p text:style-name="P8">#Lista /tmp/proba12, /tmp/probA12, /tmp/proba23, /tmp/probA23</text:p>
          <text:p text:style-name="P12">ls /tmp/prob???</text:p>
        </text:list-item>
        <text:list-item>
          <text:p text:style-name="P8">#Lista /tmp/probA1, /tmp/probA2 </text:p>
          <text:p text:style-name="P12">ls /tmp/probA?</text:p>
        </text:list-item>
        <text:list-item>
          <text:p text:style-name="P8">#Lista /tmp/proba12, /tmp/proba23 </text:p>
          <text:p text:style-name="P12">ls /tmp/proba??</text:p>
        </text:list-item>
      </text:list>
      <text:list xml:id="list93137845340265" text:continue-list="list3940699445" text:style-name="L1">
        <text:list-item>
          <text:p text:style-name="P7">Práctica con *: 0 ou varios caracteres</text:p>
        </text:list-item>
      </text:list>
      <text:list xml:id="list3169142721" text:style-name="L3">
        <text:list-item>
          <text:p text:style-name="P9">ls /tmp/prob* </text:p>
        </text:list-item>
        <text:list-item>
          <text:p text:style-name="P9">ls /tmp/p* </text:p>
        </text:list-item>
        <text:list-item>
          <text:p text:style-name="P9">ls /tmp/*ro* </text:p>
        </text:list-item>
        <text:list-item>
          <text:p text:style-name="P9">ls /tmp/*b* </text:p>
        </text:list-item>
        <text:list-item>
          <text:p text:style-name="P9">ls /tmp/probA* </text:p>
        </text:list-item>
        <text:list-item>
          <text:p text:style-name="P9"><text:soft-page-break/>ls /tmp/*p* </text:p>
        </text:list-item>
        <text:list-item>
          <text:p text:style-name="P9">ls /tmp/*probA23* </text:p>
        </text:list-item>
        <text:list-item>
          <text:p text:style-name="P9">#Lista /tmp/proba1, /tmp/proba12, /tmp/proba2, /tmp/proba23 </text:p>
          <text:p text:style-name="P13">ls /tmp/proba*</text:p>
        </text:list-item>
        <text:list-item>
          <text:p text:style-name="P9">#Lista /tmp/probA1, /tmp/probA12, /tmp/probA2, /tmp/probA23 </text:p>
          <text:p text:style-name="P13">ls /tmp/probA*</text:p>
          <text:p text:style-name="P9"/>
        </text:list-item>
      </text:list>
      <text:list xml:id="list93139223198213" text:continue-list="list93137845340265" text:style-name="L1">
        <text:list-item>
          <text:p text:style-name="P7">Práctica con [..]: algún dos caracteres indicados</text:p>
        </text:list-item>
      </text:list>
      <text:list xml:id="list540078238" text:style-name="L4">
        <text:list-item>
          <text:p text:style-name="P10">ls /tmp/[prob] </text:p>
        </text:list-item>
        <text:list-item>
          <text:p text:style-name="P10">ls /tmp/[prob*] </text:p>
        </text:list-item>
        <text:list-item>
          <text:p text:style-name="P10">ls /tmp/prob[aA]1 </text:p>
        </text:list-item>
        <text:list-item>
          <text:p text:style-name="P10">ls /tmp/prob[aA][12] </text:p>
        </text:list-item>
        <text:list-item>
          <text:p text:style-name="P10">ls /tmp/prob[aA][12][3] </text:p>
        </text:list-item>
        <text:list-item>
          <text:p text:style-name="P10">ls /tmp/[pr]ob[aA][12][3] </text:p>
        </text:list-item>
        <text:list-item>
          <text:p text:style-name="P10">#Lista os mesmos que o comando anterior: /tmp/proba1, /tmp/probA1, /tmp/proba2, /tmp/probA2 </text:p>
        </text:list-item>
      </text:list>
      <text:p text:style-name="P3"><text:tab/><text:span text:style-name="T2">ls /tmp/prob[aA][12]</text:span></text:p>
      <text:list xml:id="list93138064605308" text:continue-numbering="true" text:style-name="L4">
        <text:list-header>
          <text:p text:style-name="P10"/>
        </text:list-header>
      </text:list>
      <text:list xml:id="list93137893494943" text:continue-list="list93139223198213" text:style-name="L1">
        <text:list-item>
          <text:p text:style-name="P7">Práctica combinado os anteriores</text:p>
        </text:list-item>
      </text:list>
      <text:list text:style-name="L5">
        <text:list-item>
          <text:p text:style-name="P11"><text:span text:style-name="T1">l</text:span>s /tmp/??[rR]o* <text:s/><text:span text:style-name="T2">no existe</text:span></text:p>
        </text:list-item>
        <text:list-item>
          <text:p text:style-name="P11">ls /tmp/?[rR]o* <text:s/><text:span text:style-name="T2">si</text:span></text:p>
        </text:list-item>
        <text:list-item>
          <text:p text:style-name="P11">ls /tmp/prob[aA]* <text:s/><text:span text:style-name="T2">si</text:span></text:p>
        </text:list-item>
        <text:list-item>
          <text:p text:style-name="P11">ls /tmp/prob?* <text:s/><text:span text:style-name="T2">si</text:span></text:p>
        </text:list-item>
        <text:list-item>
          <text:p text:style-name="P11">ls /tmp/prob?[aA]* <text:s/>no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loext:opacity="0%" style:font-name="Times New Roman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27ec5c" officeooo:paragraph-rsid="0027ec5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11-16T20:21:46</meta:creation-date>
    <meta:editing-duration>PT55M21S</meta:editing-duration>
    <meta:editing-cycles>11</meta:editing-cycles>
    <meta:generator>LibreOffice/7.4.6.2$Windows_X86_64 LibreOffice_project/5b1f5509c2decdade7fda905e3e1429a67acd63d</meta:generator>
    <dc:date>2023-11-14T09:31:37.287000000</dc:date>
    <meta:document-statistic meta:table-count="0" meta:image-count="0" meta:object-count="0" meta:page-count="2" meta:paragraph-count="50" meta:word-count="199" meta:character-count="1362" meta:non-whitespace-character-count="1216"/>
  </office:meta>
</office:document-meta>
</file>